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C6855D4AD64AAB27.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serif"/>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style:text-properties fo:font-size="14pt" style:font-size-asian="14pt"/>
    </style:style>
    <style:style style:name="P2" style:family="paragraph" style:parent-style-name="Standard">
      <style:paragraph-properties fo:line-height="110%" fo:text-align="justify" style:justify-single-word="false"/>
      <style:text-properties fo:font-size="12pt" style:font-size-asian="12pt"/>
    </style:style>
    <style:style style:name="P3" style:family="paragraph" style:parent-style-name="List_20_Paragraph">
      <style:paragraph-properties fo:line-height="110%" fo:text-align="justify" style:justify-single-word="false"/>
      <style:text-properties fo:color="#729fcf" officeooo:rsid="00147ca3" officeooo:paragraph-rsid="00183823"/>
    </style:style>
    <style:style style:name="P4" style:family="paragraph" style:parent-style-name="List_20_Paragraph">
      <style:paragraph-properties fo:margin-left="2.54cm" fo:margin-right="0cm" fo:line-height="110%" fo:text-align="justify" style:justify-single-word="false" fo:text-indent="0cm" style:auto-text-indent="false"/>
      <style:text-properties fo:font-size="12pt" style:font-size-asian="12pt"/>
    </style:style>
    <style:style style:name="P5" style:family="paragraph" style:parent-style-name="List_20_Paragraph">
      <style:paragraph-properties fo:line-height="110%" fo:text-align="justify" style:justify-single-word="false"/>
    </style:style>
    <style:style style:name="P6" style:family="paragraph" style:parent-style-name="List_20_Paragraph" style:list-style-name="WWNum2">
      <style:paragraph-properties fo:line-height="110%" fo:text-align="justify" style:justify-single-word="false"/>
    </style:style>
    <style:style style:name="P7" style:family="paragraph" style:parent-style-name="List_20_Paragraph" style:list-style-name="WWNum2">
      <style:paragraph-properties fo:line-height="110%" fo:text-align="justify" style:justify-single-word="false"/>
      <style:text-properties officeooo:paragraph-rsid="00118613"/>
    </style:style>
    <style:style style:name="P8" style:family="paragraph" style:parent-style-name="List_20_Paragraph" style:list-style-name="WWNum2">
      <style:paragraph-properties fo:line-height="110%" fo:text-align="justify" style:justify-single-word="false"/>
      <style:text-properties fo:font-size="12pt" style:font-size-asian="12pt"/>
    </style:style>
    <style:style style:name="P9" style:family="paragraph" style:parent-style-name="List_20_Paragraph" style:list-style-name="WWNum2">
      <style:paragraph-properties fo:line-height="110%" fo:text-align="justify" style:justify-single-word="false"/>
      <style:text-properties fo:font-size="12pt" officeooo:rsid="001394c3" officeooo:paragraph-rsid="001394c3" style:font-size-asian="12pt"/>
    </style:style>
    <style:style style:name="P10" style:family="paragraph" style:parent-style-name="List_20_Paragraph" style:list-style-name="WWNum2">
      <style:paragraph-properties fo:line-height="110%" fo:text-align="justify" style:justify-single-word="false"/>
      <style:text-properties fo:color="#729fcf" officeooo:rsid="0011287d" officeooo:paragraph-rsid="0011287d"/>
    </style:style>
    <style:style style:name="P11" style:family="paragraph" style:parent-style-name="List_20_Paragraph" style:list-style-name="WWNum2">
      <style:paragraph-properties fo:line-height="110%" fo:text-align="justify" style:justify-single-word="false"/>
      <style:text-properties fo:color="#729fcf" fo:font-size="12pt" officeooo:rsid="001394c3" officeooo:paragraph-rsid="001394c3" style:font-size-asian="12pt"/>
    </style:style>
    <style:style style:name="P12" style:family="paragraph" style:parent-style-name="List_20_Paragraph" style:list-style-name="WWNum2">
      <style:paragraph-properties fo:line-height="110%" fo:text-align="justify" style:justify-single-word="false"/>
      <style:text-properties fo:color="#729fcf" fo:font-size="12pt" officeooo:rsid="00147ca3" officeooo:paragraph-rsid="00147ca3" style:font-size-asian="12pt"/>
    </style:style>
    <style:style style:name="P13" style:family="paragraph" style:parent-style-name="List_20_Paragraph" style:list-style-name="WWNum2">
      <style:paragraph-properties fo:line-height="110%" fo:text-align="justify" style:justify-single-word="false"/>
      <style:text-properties fo:color="#729fcf" fo:font-size="12pt" officeooo:rsid="00183823" officeooo:paragraph-rsid="00147ca3" style:font-size-asian="12pt"/>
    </style:style>
    <style:style style:name="P14" style:family="paragraph" style:parent-style-name="List_20_Paragraph" style:list-style-name="L1">
      <style:paragraph-properties fo:line-height="110%" fo:text-align="justify" style:justify-single-word="false"/>
      <style:text-properties fo:color="#729fcf" fo:font-size="12pt" officeooo:rsid="00183823" officeooo:paragraph-rsid="00183823" style:font-size-asian="12pt"/>
    </style:style>
    <style:style style:name="P15" style:family="paragraph" style:parent-style-name="List_20_Paragraph">
      <style:paragraph-properties fo:line-height="110%" fo:text-align="justify" style:justify-single-word="false"/>
      <style:text-properties fo:color="#729fcf" fo:font-size="12pt" officeooo:rsid="00183823" officeooo:paragraph-rsid="00183823" style:font-size-asian="12pt"/>
    </style:style>
    <style:style style:name="P16" style:family="paragraph" style:parent-style-name="List_20_Paragraph" style:list-style-name="WWNum2">
      <style:paragraph-properties fo:line-height="110%" fo:text-align="justify" style:justify-single-word="false"/>
      <style:text-properties fo:color="#729fcf" fo:font-size="12pt" officeooo:rsid="001646bc" officeooo:paragraph-rsid="00147ca3" style:font-size-asian="12pt"/>
    </style:style>
    <style:style style:name="P17" style:family="paragraph" style:parent-style-name="List_20_Paragraph" style:list-style-name="WWNum2">
      <style:paragraph-properties fo:line-height="110%" fo:text-align="justify" style:justify-single-word="false"/>
      <style:text-properties fo:color="#729fcf" officeooo:rsid="00147ca3" officeooo:paragraph-rsid="00147ca3"/>
    </style:style>
    <style:style style:name="P18" style:family="paragraph" style:parent-style-name="List_20_Paragraph" style:list-style-name="WWNum2">
      <style:paragraph-properties fo:line-height="110%" fo:text-align="justify" style:justify-single-word="false"/>
      <style:text-properties fo:font-variant="normal" fo:text-transform="none" fo:color="#333333" style:font-name="Merriweather" fo:font-size="10.1000003814697pt" fo:letter-spacing="normal" fo:font-style="normal" fo:font-weight="normal" officeooo:rsid="001394c3" officeooo:paragraph-rsid="001394c3"/>
    </style:style>
    <style:style style:name="P19" style:family="paragraph" style:parent-style-name="List_20_Paragraph" style:list-style-name="WWNum2">
      <style:paragraph-properties fo:line-height="110%" fo:text-align="justify" style:justify-single-word="false"/>
      <style:text-properties fo:font-variant="normal" fo:text-transform="none" fo:color="#729fcf" style:font-name="Merriweather" fo:font-size="12pt" fo:letter-spacing="normal" fo:font-style="normal" fo:font-weight="normal" officeooo:rsid="001394c3" officeooo:paragraph-rsid="001394c3" style:font-size-asian="12pt"/>
    </style:style>
    <style:style style:name="P20" style:family="paragraph" style:parent-style-name="List_20_Paragraph" style:list-style-name="WWNum1">
      <style:paragraph-properties fo:margin-top="0.212cm" fo:margin-bottom="0.212cm" loext:contextual-spacing="false" fo:line-height="110%" fo:text-align="justify" style:justify-single-word="false"/>
      <style:text-properties fo:font-size="12pt" style:font-size-asian="12pt"/>
    </style:style>
    <style:style style:name="P21" style:family="paragraph" style:parent-style-name="Standard" style:master-page-name="Standard">
      <style:paragraph-properties fo:line-height="110%" style:page-number="auto"/>
      <style:text-properties fo:font-size="14pt" style:font-size-asian="14pt"/>
    </style:style>
    <style:style style:name="P22" style:family="paragraph" style:parent-style-name="Standard">
      <style:paragraph-properties fo:line-height="110%"/>
      <style:text-properties fo:font-size="12pt" style:font-size-asian="12pt"/>
    </style:style>
    <style:style style:name="P23" style:family="paragraph" style:parent-style-name="Standard">
      <style:paragraph-properties fo:line-height="110%" fo:text-align="justify" style:justify-single-word="false"/>
      <style:text-properties fo:font-size="12pt" style:font-size-asian="12pt"/>
    </style:style>
    <style:style style:name="T1" style:family="text">
      <style:text-properties fo:font-size="12pt" style:font-size-asian="12pt"/>
    </style:style>
    <style:style style:name="T2" style:family="text">
      <style:text-properties fo:font-size="12pt" officeooo:rsid="00118613" style:font-size-asian="12pt"/>
    </style:style>
    <style:style style:name="T3" style:family="text">
      <style:text-properties fo:font-size="12pt" officeooo:rsid="001646bc" style:font-size-asian="12pt"/>
    </style:style>
    <style:style style:name="T4" style:family="text">
      <style:text-properties fo:font-size="12pt" officeooo:rsid="00183823" style:font-size-asian="12pt"/>
    </style:style>
    <style:style style:name="T5" style:family="text">
      <style:text-properties fo:font-size="12pt" officeooo:rsid="001917a3" style:font-size-asian="12pt"/>
    </style:style>
    <style:style style:name="T6" style:family="text">
      <style:text-properties fo:color="#729fcf" fo:font-size="12pt" style:font-size-asian="12pt"/>
    </style:style>
    <style:style style:name="T7" style:family="text">
      <style:text-properties fo:color="#729fcf" fo:font-size="12pt" officeooo:rsid="00118613" style:font-size-asian="12pt"/>
    </style:style>
    <style:style style:name="T8" style:family="text">
      <style:text-properties fo:color="#729fcf" fo:font-size="12pt" officeooo:rsid="001226b3" style:font-size-asian="12pt"/>
    </style:style>
    <style:style style:name="T9" style:family="text">
      <style:text-properties fo:font-variant="normal" fo:text-transform="none" fo:color="#729fcf" style:font-name="Merriweather" fo:font-size="12pt" fo:letter-spacing="normal" fo:font-style="normal" fo:font-weight="normal" officeooo:rsid="001226b3" style:font-size-asian="12pt"/>
    </style:style>
    <style:style style:name="T10" style:family="text">
      <style:text-properties officeooo:rsid="001394c3"/>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sumen clase 23 de mayo y tareas para el jueves 30 de mayo.</text:p>
      <text:p text:style-name="P1"/>
      <text:p text:style-name="P22">El día 23 de mayo vimos los objetivos que tiene cada uno para emprender. Fue un proceso importante les permitió darse cuenta cuáles son sus reales objetivos como persona frente a sus emprendimientos. El resumen de lo conversado es:</text:p>
      <text:list xml:id="list2152852003" text:style-name="WWNum1">
        <text:list-item>
          <text:p text:style-name="P20">Yasna comenta que desea emprender por necesidad para el futuro de su ella y su familia. Su idea es emprender, junto con su hermana, en el desarrollo de un Almacén.</text:p>
        </text:list-item>
        <text:list-item>
          <text:p text:style-name="P20">Lilian quiere proyectar algo propio para que permanezca en el tiempo. Su emprendimiento es comercializar productos tecnológicos.</text:p>
        </text:list-item>
        <text:list-item>
          <text:p text:style-name="P20">Máx declaró que quiere tener una “porción de queso” en el mundo de desarrollo de las aplicaciones.</text:p>
        </text:list-item>
        <text:list-item>
          <text:p text:style-name="P20">Constanza declaro que quiere emprender para manejar sus tiempos. Su emprendimiento está asociado a un emporio en la que se incorpore producción de galletas.</text:p>
        </text:list-item>
        <text:list-item>
          <text:p text:style-name="P20">Karen declara que su objetivo es crecer en la venta de cosméticos.</text:p>
        </text:list-item>
      </text:list>
      <text:p text:style-name="P2"/>
      <text:p text:style-name="P2">Las tareas para cada uno de ustedes son:</text:p>
      <text:list xml:id="list3189398896" text:style-name="WWNum2">
        <text:list-item>
          <text:p text:style-name="P8">Yasna: </text:p>
          <text:list>
            <text:list-item>
              <text:p text:style-name="P8">Ver cuántos almacenes tiene cerca de donde planea abrir su almacén.</text:p>
            </text:list-item>
            <text:list-item>
              <text:p text:style-name="P8">Ir a los que usted estime que más personas van y ver qué es lo que compra la gente. Puede preguntar a los vendedores o ir a los horarios que más gente hay y poner atención.</text:p>
            </text:list-item>
            <text:list-item>
              <text:p text:style-name="P8">Revisar los productos que venden en el almacén o los almacenes que. Haga una lista general de estos productos.</text:p>
            </text:list-item>
            <text:list-item>
              <text:p text:style-name="P8">¿Hay algún producto que usted estima falta por vender?</text:p>
            </text:list-item>
            <text:list-item>
              <text:p text:style-name="P8">De acuerdo a ello, defina qué productos venderá en su almacén que también se encuentran en los otros almacenes y que productos venderá que no se encuentran en los otros almacenes.</text:p>
            </text:list-item>
          </text:list>
        </text:list-item>
      </text:list>
      <text:p text:style-name="P4"/>
      <text:list xml:id="list210005174994538" text:continue-numbering="true" text:style-name="WWNum2">
        <text:list-item>
          <text:p text:style-name="P8">Lylian:</text:p>
          <text:list>
            <text:list-item>
              <text:p text:style-name="P8">Defina su competencia. Este ejercicio le permitirá conocer cuáles son las tiendas online que existen en venta de productos de tecnologías y como cuál de ellas le gustaría ser. </text:p>
            </text:list-item>
            <text:list-item>
              <text:p text:style-name="P6"><text:span text:style-name="T1">Identifique cuál será su “plus” respecto de su competencia. Recuerde que su plus responde a la pregunta ¿Por qué la gente elegirá mi tienda sobre la </text:span><text:soft-page-break/><text:span text:style-name="T1">competencia? Piense en productos, servicios, empaque, logística, promociones, etc.</text:span></text:p>
            </text:list-item>
            <text:list-item>
              <text:p text:style-name="P8">¿Cómo se hará conocida?</text:p>
            </text:list-item>
          </text:list>
        </text:list-item>
        <text:list-item>
          <text:p text:style-name="P8">Máx:</text:p>
          <text:list>
            <text:list-item>
              <text:p text:style-name="P8">Defina su competencia. ¿Quiénes y cuántos son en Chile?</text:p>
              <text:p text:style-name="P10"><text:span text:style-name="T1">El lenguaje Flutter aun no sale en versión oficial, se supone que el próximo año habrá una versión estable.</text:span><text:span text:style-name="T2">Por lo que en estricto rigor, no hay competencia todavía.</text:span></text:p>
              <text:p text:style-name="P7"><text:span text:style-name="T7">Empresas que desarrollan app. No las conozco. </text:span><text:a xlink:type="simple" xlink:href="https://www.cursor.cl/" text:style-name="Internet_20_link" text:visited-style-name="Visited_20_Internet_20_Link">Cursor</text:a><text:span text:style-name="T7"> la lleva parece</text:span></text:p>
              <text:p text:style-name="P7"><text:a xlink:type="simple" xlink:href="https://www.creador.cl/" text:style-name="Internet_20_link" text:visited-style-name="Visited_20_Internet_20_Link">creador</text:a><text:span text:style-name="T7"> </text:span><text:span text:style-name="T8">es otro ejemplo</text:span></text:p>
              <text:p text:style-name="P7"><text:span text:style-name="T9">“Actualmente en Chile no existe un real mercado de apps, sino más bien un laboratorio de testeo. La experiencia muestra que las aplicaciones deben tener un enfoque B2B -aplicaciones desarrolladas por empresas para empresas- si es que se quiere asegurar clientes” </text:span><text:a xlink:type="simple" xlink:href="https://www.latercera.com/noticia/apps-made-in-chile/" text:style-name="Internet_20_link" text:visited-style-name="Visited_20_Internet_20_Link">tercera</text:a> <text:s/><text:a xlink:type="simple" xlink:href="https://www.maadchile.cl/desarrollo-de-aplicaciones-moviles/" text:style-name="Internet_20_link" text:visited-style-name="Visited_20_Internet_20_Link"><text:span text:style-name="T10">maadchile</text:span></text:a></text:p>
              <text:p text:style-name="P18"><text:span text:style-name="T8">N</text:span><text:span text:style-name="T6">o se cuantas empresas existen, ni como encontrar ese dato</text:span></text:p>
              <text:p text:style-name="P19"/>
            </text:list-item>
            <text:list-item>
              <text:p text:style-name="P8">Usted mencionó que dentro de los productos tendría una app definida. Explique en que consiste esta app y si es un plus respecto de su competencia. ¿Ellos tienen este tipo de oferta?</text:p>
              <text:p text:style-name="P11">Lo que me gustaría es construir una app con un socio, por ejemplo de corretaje de propiedades con Constanza y ofrecerla, una vez que este lista a varios clientes potenciales.Lo veo como una especie de ahorro</text:p>
              <text:p text:style-name="P11"/>
              <text:p text:style-name="P9"/>
            </text:list-item>
            <text:list-item>
              <text:p text:style-name="P8">¿Por qué la decisión de bajar tanto el precio? Haga el ejercicio numérico. Si mantengo el precio de la competencia puedo contratar a otro ingeniero o diseñador. Recuerde que la gente compra por el valor que le otorga el producto.</text:p>
              <text:p text:style-name="P11">Puede ser problemas de autoimagen,tiendo a bajar mucho el precio. Independiente del contexto</text:p>
              <text:p text:style-name="P9"/>
            </text:list-item>
            <text:list-item>
              <text:p text:style-name="P8">Defina en una plana cómo realizará la publicidad y promoción. Explicó que tiene una cartera de 6.000 clientes. Explique paso a paso cómo lo hará, incluya detalles; ejemplo: (desarrollo de página web explicativa, inversión en que lugares, visitas a seminarios y qué tipo de seminarios, etc)</text:p>
              <text:p text:style-name="P12">Es fundamental crear un sitio web con dos características i) La posibilidad de incorporar desarrolladores ii) La posibilidad de hacer cotizaciones en línea...Eso lo he pensado y la única forma que se me ocurre es cobrar un garrotazo al principio para soportar cualquier evento.He planeado hacer una matriz de preguntas pero se me ocurren muchas.</text:p>
              <text:p text:style-name="P12"><text:soft-page-break/></text:p>
              <text:p text:style-name="P12"/>
              <text:p text:style-name="P17"><text:span text:style-name="T3">P</text:span><text:span text:style-name="T1">ienso mandar un mail mas</text:span><text:span text:style-name="T3">ivo con los seis mil correos,para eso necesito una Land Page en donde se deriven a una cotización ó más información ya dentro de la aplicación.</text:span><text:span text:style-name="T4">Pienso que comprar bases de datos es una alternativa que usaré, ya he comprado bases y me ha ido bien, a veces son una estafa</text:span></text:p>
              <text:p text:style-name="P13"/>
            </text:list-item>
          </text:list>
        </text:list-item>
      </text:list>
      <text:list xml:id="list2377745207" text:style-name="L1">
        <text:list-header>
          <text:p text:style-name="P14">Pienso hacer publicidad por face y Google/ads . No veo otras formas de darme a conocer.</text:p>
        </text:list-header>
      </text:list>
      <text:p text:style-name="P15"/>
      <text:list xml:id="list210004933364309" text:continue-numbering="true" text:style-name="L1">
        <text:list-header>
          <text:p text:style-name="P14">Creo que debe invertir en la documentación, archivos con logo, pie de página etc....</text:p>
          <text:p text:style-name="P14"/>
        </text:list-header>
      </text:list>
      <text:p text:style-name="P15"/>
      <text:p text:style-name="P3"/>
      <text:p text:style-name="P15"><text:s/></text:p>
      <text:list xml:id="list210004006718303" text:continue-list="list210005174994538" text:style-name="WWNum2">
        <text:list-item>
          <text:list>
            <text:list-header>
              <text:p text:style-name="P13"/>
              <text:p text:style-name="P16"/>
              <text:p text:style-name="P12"/>
              <text:p text:style-name="P12"/>
            </text:list-header>
          </text:list>
        </text:list-item>
        <text:list-item>
          <text:p text:style-name="P8">Constanza:</text:p>
          <text:list>
            <text:list-item>
              <text:p text:style-name="P8">Defina su competencia para el emporio. ¿Quiénes y cuántos son en Chile?</text:p>
            </text:list-item>
            <text:list-item>
              <text:p text:style-name="P8">Calcule el costo de realizar las galletas. Incluya el tiempo que le toma hacer un pedido de 20 galletas.</text:p>
            </text:list-item>
            <text:list-item>
              <text:p text:style-name="P8">Calcule la utilidad que recibe por las galletas.</text:p>
            </text:list-item>
            <text:list-item>
              <text:p text:style-name="P8">¿Cuál sería el plus de su emporio, respecto de su competencia?</text:p>
            </text:list-item>
            <text:list-item>
              <text:p text:style-name="P8">Defina en una plana, los productos que venderá en su emporio, quienes serán sus compradores, y cuáles serán sus métodos de despacho de productos.</text:p>
            </text:list-item>
            <text:list-item>
              <text:p text:style-name="P8">Defina cómo manejará el inventario de productos.</text:p>
            </text:list-item>
          </text:list>
        </text:list-item>
        <text:list-item>
          <text:p text:style-name="P8">Karen:</text:p>
          <text:list>
            <text:list-item>
              <text:p text:style-name="P8">Defina sólo 3 estrategias para crecer. Estas estrategias la guiarán para cuando se pierda. Usted ya tiene clientela, por lo que tiene que definir si quiere tener más clientela, si quiere que los clientes que tiene, le compren más o ambas opciones.<text:bookmark text:name="_GoBack"/></text:p>
            </text:list-item>
            <text:list-item>
              <text:p text:style-name="P6"><text:span text:style-name="T1">Haga un listado de todos los productos que vende y cuáles de ellos les reporta mayor utilidad mensual y desarrolle una estrategia de publicidad para estos productos con mayor utilidad.</text:span></text:p>
            </text:list-item>
          </text:list>
        </text:list-item>
      </text:list>
      <text:p text:style-name="P5"><text:span text:style-name="T1"><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serif"/>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s" style:family="paragraph" style:parent-style-name="Heading_20_1" style:next-style-name="Subtitle" style:default-outline-level="">
      <style:text-properties fo:color="#222a35" style:font-name="Century Gothic" fo:font-family="'Century Gothic'" style:font-family-generic="roman" style:font-pitch="variable"/>
    </style:style>
    <style:style style:name="Subtitle" style:family="paragraph" style:parent-style-name="Standard" style:next-style-name="Standard" style:default-outline-level="" style:class="chapter">
      <style:paragraph-properties fo:margin-top="0.212cm" fo:margin-bottom="0.282cm" loext:contextual-spacing="false"/>
      <style:text-properties fo:color="#5a5a5a" fo:letter-spacing="0.026cm" style:font-name-asian="Calibri1" style:font-family-asian="Calibri" style:font-family-generic-asian="system" style:font-pitch-asian="variable"/>
    </style:style>
    <style:style style:name="Párrafos_20_SYN" style:display-name="Párrafos SYN" style:family="paragraph" style:parent-style-name="Standard" style:default-outline-level="">
      <style:paragraph-properties fo:line-height="120%" fo:text-align="justify" style:justify-single-word="false"/>
      <style:text-properties fo:color="#0d0d0d" fo:font-size="12pt" style:font-size-asian="12pt"/>
    </style:style>
    <style:style style:name="Titulo_20_F" style:display-name="Titulo F" style:family="paragraph" style:parent-style-name="Heading_20_2" style:auto-update="true" style:default-outline-level="">
      <style:paragraph-properties fo:margin-top="0.353cm" fo:margin-bottom="0cm" loext:contextual-spacing="false" fo:line-height="115%"/>
      <style:text-properties fo:color="#4472c4" style:font-name="Century Gothic" fo:font-family="'Century Gothic'" style:font-family-generic="roman" style:font-pitch="variable" fo:font-size="14pt" style:font-size-asian="14pt" style:font-weight-complex="bold"/>
    </style:style>
    <style:style style:name="Titulo_20_doc" style:display-name="Titulo doc" style:family="paragraph" style:parent-style-name="Heading_20_1" style:auto-update="true" style:default-outline-level="">
      <style:paragraph-properties fo:line-height="115%"/>
      <style:text-properties fo:color="#4472c4" style:font-name="Cambria" fo:font-family="Cambria" style:font-family-generic="roman" style:font-pitch="variable" style:rfc-language-tag="es-ES-u-co-trad" fo:language="es" fo:country="ES" style:language-asian="zh" style:country-asian="CN"/>
    </style:style>
    <style:style style:name="Estilo1" style:family="paragraph" style:parent-style-name="Subtitle" style:auto-update="true" style:default-outline-level="">
      <style:paragraph-properties fo:margin-top="0cm" fo:margin-bottom="0.282cm" loext:contextual-spacing="false" fo:line-height="115%"/>
      <style:text-properties fo:color="#000000" style:font-name="Century Gothic" fo:font-family="'Century Gothic'" style:font-family-generic="roman" style:font-pitch="variable" fo:font-size="10pt" fo:language="en" fo:country="US" fo:font-style="italic" fo:font-weight="bold" style:font-size-asian="10pt" style:language-asian="zh" style:country-asian="CN" style:font-style-asian="italic" style:font-weight-asian="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s_20_Car" style:display-name="Títulos Car" style:family="text" style:parent-style-name="Título_20_1_20_Car">
      <style:text-properties fo:color="#222a35" style:font-name="Century Gothic" fo:font-family="'Century Gothic'"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Subtítulo_20_Car" style:display-name="Subtítulo Car" style:family="text" style:parent-style-name="Default_20_Paragraph_20_Font">
      <style:text-properties fo:color="#5a5a5a" fo:letter-spacing="0.026cm" style:font-name-asian="Calibri1" style:font-family-asian="Calibri" style:font-family-generic-asian="system" style:font-pitch-asian="variable"/>
    </style:style>
    <style:style style:name="Párrafos_20_SYN_20_Car" style:display-name="Párrafos SYN Car" style:family="text" style:parent-style-name="Default_20_Paragraph_20_Font">
      <style:text-properties fo:color="#0d0d0d" fo:font-size="12pt" style:font-size-asian="12pt"/>
    </style:style>
    <style:style style:name="Titulo_20_F_20_Car" style:display-name="Titulo F Car" style:family="text" style:parent-style-name="Título_20_2_20_Car">
      <style:text-properties fo:color="#4472c4" style:font-name="Century Gothic" fo:font-family="'Century Gothic'" style:font-family-generic="roman" style:font-pitch="variable"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3pt" style:font-weight-complex="bold"/>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ulo_20_doc_20_Car" style:display-name="Titulo doc Car" style:family="text" style:parent-style-name="Título_20_1_20_Car">
      <style:text-properties fo:color="#4472c4" style:font-name="Cambria" fo:font-family="Cambria" style:font-family-generic="roman" style:font-pitch="variable" fo:font-size="16pt" style:rfc-language-tag="es-ES-u-co-trad" fo:language="es" fo:country="ES" style:font-name-asian="Calibri1" style:font-family-asian="Calibri" style:font-family-generic-asian="system" style:font-pitch-asian="variable" style:font-size-asian="16pt" style:language-asian="zh" style:country-asian="CN" style:font-name-complex="Tahoma" style:font-family-complex="Tahoma"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draw:frame draw:style-name="Mfr1" draw:name="Picture 2" text:anchor-type="char" svg:x="14.781cm" svg:y="-0.538cm" svg:width="2.074cm" svg:height="2.074cm" draw:z-index="2"><draw:image xlink:href="Pictures/10000000000000E1000000E1C6855D4AD64AAB27.jpg" xlink:type="simple" xlink:show="embed" xlink:actuate="onLoad" loext:mime-type="image/jpeg"/><svg:desc>Resultado de imagen para uarecoleta</svg:desc><draw:contour-polygon svg:width="218px" svg:height="218px" svg:viewBox="0 0 218 218" draw:points="0,0 0,218 218,218 218,0" draw:recreate-on-edit="false"/></draw:fram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alia Yutronic</meta:initial-creator>
    <meta:editing-cycles>7</meta:editing-cycles>
    <meta:creation-date>2019-05-27T04:33:00</meta:creation-date>
    <dc:date>2019-05-28T21:00:03.765490125</dc:date>
    <meta:editing-duration>PT11H6M41S</meta:editing-duration>
    <meta:generator>LibreOffice/6.2.4.2$MacOSX_X86_64 LibreOffice_project/2412653d852ce75f65fbfa83fb7e7b669a126d64</meta:generator>
    <meta:document-statistic meta:table-count="0" meta:image-count="1" meta:object-count="0" meta:page-count="3" meta:paragraph-count="47" meta:word-count="936" meta:character-count="5426" meta:non-whitespace-character-count="45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